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19101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10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1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10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101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101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101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6416" calcext:value-type="float">
            <text:p>44.4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101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5184" calcext:value-type="float">
            <text:p>44.5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101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101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66" calcext:value-type="float">
            <text:p>45.1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101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8184" calcext:value-type="float">
            <text:p>45.6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101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101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101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2184" calcext:value-type="float">
            <text:p>47.1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101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101</text:p>
          </table:table-cell>
          <table:table-cell office:value-type="string" calcext:value-type="string">
            <text:p>200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101</text:p>
          </table:table-cell>
          <table:table-cell office:value-type="string" calcext:value-type="string">
            <text:p>200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101</text:p>
          </table:table-cell>
          <table:table-cell office:value-type="string" calcext:value-type="string">
            <text:p>200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101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101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101</text:p>
          </table:table-cell>
          <table:table-cell office:value-type="string" calcext:value-type="string">
            <text:p>199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101</text:p>
          </table:table-cell>
          <table:table-cell office:value-type="string" calcext:value-type="string">
            <text:p>199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101</text:p>
          </table:table-cell>
          <table:table-cell office:value-type="string" calcext:value-type="string">
            <text:p>199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7784" calcext:value-type="float">
            <text:p>46.2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101</text:p>
          </table:table-cell>
          <table:table-cell office:value-type="string" calcext:value-type="string">
            <text:p>199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9216" calcext:value-type="float">
            <text:p>47.8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101</text:p>
          </table:table-cell>
          <table:table-cell office:value-type="string" calcext:value-type="string">
            <text:p>199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101</text:p>
          </table:table-cell>
          <table:table-cell office:value-type="string" calcext:value-type="string">
            <text:p>199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5176" calcext:value-type="float">
            <text:p>45.9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101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0792" calcext:value-type="float">
            <text:p>45.9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101</text:p>
          </table:table-cell>
          <table:table-cell office:value-type="string" calcext:value-type="string">
            <text:p>199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2816" calcext:value-type="float">
            <text:p>46.1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101</text:p>
          </table:table-cell>
          <table:table-cell office:value-type="string" calcext:value-type="string">
            <text:p>199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101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2544" calcext:value-type="float">
            <text:p>46.2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101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101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9912" calcext:value-type="float">
            <text:p>46.5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101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508" calcext:value-type="float">
            <text:p>48.2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101</text:p>
          </table:table-cell>
          <table:table-cell office:value-type="string" calcext:value-type="string">
            <text:p>198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6424" calcext:value-type="float">
            <text:p>50.6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101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768" calcext:value-type="float">
            <text:p>50.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19101</text:p>
          </table:table-cell>
          <table:table-cell office:value-type="string" calcext:value-type="string">
            <text:p>198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